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fo:min-height="0.893cm" fo:min-width="2.673cm"/>
    </style:style>
    <style:style style:name="gr2" style:family="graphic" style:parent-style-name="objectwithoutfill">
      <style:graphic-properties draw:stroke="dash" draw:stroke-dash="Fine_20_Dotted" draw:marker-start="" draw:marker-end="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.707cm"/>
    </style:style>
    <style:style style:name="gr4" style:family="graphic" style:parent-style-name="standard">
      <style:graphic-properties fo:min-height="1.719cm" fo:min-width="0.494cm"/>
    </style:style>
    <style:style style:name="gr5" style:family="graphic" style:parent-style-name="standard">
      <style:graphic-properties fo:min-height="0.893cm" fo:min-width="3.558cm"/>
    </style:style>
    <style:style style:name="gr6" style:family="graphic" style:parent-style-name="objectwithoutfill">
      <style:graphic-properties draw:stroke="solid" draw:stroke-dash="Fine_20_Dashed_20__28_var_29_"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Fine_20_Dashed_20__28_var_29_" draw:marker-start="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draw:marker-start="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22cm" svg:height="1.143cm" svg:x="1.055cm" svg:y="3.689cm">
          <text:p text:style-name="P1"><text:span text:style-name="T1"><text:s text:c="11"/></text:span><text:span text:style-name="T1">Open vSwitch <text:s text:c="13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.589cm" svg:y1="6.991cm" svg:x2="4.732cm" svg:y2="6.991cm" draw:start-shape="id1" draw:start-glue-point="5" draw:end-shape="id2" draw:end-glue-point="7" svg:d="m7589 6991h-2857" svg:viewBox="0 0 2858 1">
          <text:p/>
        </draw:connector>
        <draw:custom-shape draw:style-name="gr1" draw:text-style-name="P1" draw:layer="layout" svg:width="4.079cm" svg:height="1.143cm" svg:x="3.833cm" svg:y="0.637cm">
          <text:p text:style-name="P1"><text:span text:style-name="T1">Tun 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1.651cm" svg:height="1.068cm" svg:x="3.989cm" svg:y="2.27cm">
          <draw:text-box>
            <text:p><text:span text:style-name="T2">(1)</text:span></text:p>
          </draw:text-box>
        </draw:frame>
        <draw:custom-shape draw:style-name="gr4" draw:text-style-name="P1" xml:id="id3" draw:id="id3" draw:layer="layout" svg:width="3.296cm" svg:height="1.969cm" svg:x="8.472cm" svg:y="0.615cm">
          <text:p text:style-name="P1"><text:span text:style-name="T1">Policy </text:span></text:p>
          <text:p text:style-name="P1"><text:span text:style-name="T1">manager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4.058cm" svg:height="1.143cm" svg:x="0.674cm" svg:y="6.419cm">
          <text:p text:style-name="P1"><text:span text:style-name="T1">Plugin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" draw:id="id1" draw:layer="layout" svg:width="4.058cm" svg:height="1.143cm" svg:x="7.589cm" svg:y="6.419cm">
          <text:p text:style-name="P1"><text:span text:style-name="T1">Plugin 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.62cm" svg:y1="6.44cm" svg:x2="1.623cm" svg:y2="4.832cm" svg:d="m1620 6440 3-1608" svg:viewBox="0 0 4 1609">
          <text:p/>
        </draw:connector>
        <draw:connector draw:style-name="gr7" draw:text-style-name="P1" draw:layer="layout" draw:type="line" svg:x1="4.157cm" svg:y1="6.44cm" svg:x2="4.16cm" svg:y2="4.832cm" svg:d="m4157 6440 3-1608" svg:viewBox="0 0 4 1609">
          <text:p/>
        </draw:connector>
        <draw:connector draw:style-name="gr6" draw:text-style-name="P1" draw:layer="layout" draw:type="line" svg:x1="8.097cm" svg:y1="6.419cm" svg:x2="8.1cm" svg:y2="4.811cm" svg:d="m8097 6419 3-1608" svg:viewBox="0 0 4 1609">
          <text:p/>
        </draw:connector>
        <draw:connector draw:style-name="gr7" draw:text-style-name="P1" draw:layer="layout" draw:type="line" svg:x1="10.634cm" svg:y1="6.419cm" svg:x2="10.637cm" svg:y2="4.811cm" svg:d="m10634 6419 3-1608" svg:viewBox="0 0 4 1609">
          <text:p/>
        </draw:connector>
        <draw:frame draw:style-name="gr3" draw:text-style-name="P2" draw:layer="layout" svg:width="1.651cm" svg:height="1.068cm" svg:x="0.477cm" svg:y="5.161cm">
          <draw:text-box>
            <text:p><text:span text:style-name="T2">(2)</text:span></text:p>
          </draw:text-box>
        </draw:frame>
        <draw:frame draw:style-name="gr3" draw:text-style-name="P2" draw:layer="layout" svg:width="1.651cm" svg:height="1.068cm" svg:x="2.954cm" svg:y="5.149cm">
          <draw:text-box>
            <text:p><text:span text:style-name="T2">(3)</text:span></text:p>
          </draw:text-box>
        </draw:frame>
        <draw:frame draw:style-name="gr3" draw:text-style-name="P2" draw:layer="layout" svg:width="1.651cm" svg:height="1.068cm" svg:x="6.827cm" svg:y="5.161cm">
          <draw:text-box>
            <text:p><text:span text:style-name="T2">(4)</text:span></text:p>
          </draw:text-box>
        </draw:frame>
        <draw:frame draw:style-name="gr3" draw:text-style-name="P2" draw:layer="layout" svg:width="1.651cm" svg:height="1.068cm" svg:x="9.494cm" svg:y="5.213cm">
          <draw:text-box>
            <text:p><text:span text:style-name="T2">(5)</text:span></text:p>
          </draw:text-box>
        </draw:frame>
        <draw:frame draw:style-name="gr3" draw:text-style-name="P2" draw:layer="layout" svg:width="1.651cm" svg:height="1.068cm" svg:x="5.667cm" svg:y="2.293cm">
          <draw:text-box draw:corner-radius="0.983cm">
            <text:p><text:span text:style-name="T2">(6)</text:span></text:p>
          </draw:text-box>
        </draw:frame>
        <draw:connector draw:style-name="gr8" draw:text-style-name="P1" draw:layer="layout" draw:type="line" svg:x1="9.007cm" svg:y1="3.545cm" svg:x2="10.121cm" svg:y2="2.584cm" draw:end-shape="id3" draw:end-glue-point="6" svg:d="m9007 3545 1114-961" svg:viewBox="0 0 1115 962">
          <text:p/>
        </draw:connector>
        <draw:connector draw:style-name="gr6" draw:text-style-name="P1" draw:layer="layout" draw:type="line" svg:x1="5.08cm" svg:y1="3.704cm" svg:x2="5.072cm" svg:y2="1.785cm" svg:d="m5080 3704-8-1919" svg:viewBox="0 0 9 1920">
          <text:p/>
        </draw:connector>
        <draw:connector draw:style-name="gr7" draw:text-style-name="P1" draw:layer="layout" draw:type="line" svg:x1="6.712cm" svg:y1="3.754cm" svg:x2="6.704cm" svg:y2="1.835cm" svg:d="m6712 3754-8-1919" svg:viewBox="0 0 9 19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305cm" draw:marker-start-center="false" draw:marker-end-width="0.305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635cm" fo:margin-bottom="0.635cm" fo:margin-left="0.635cm" fo:margin-right="0.635cm" fo:page-width="12.903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win Rao</meta:initial-creator>
    <meta:creation-date>2013-05-22T10:37:38</meta:creation-date>
    <dc:date>2013-06-05T14:43:09</dc:date>
    <meta:editing-duration>PT2H1M52S</meta:editing-duration>
    <meta:editing-cycles>33</meta:editing-cycles>
    <meta:generator>LibreOffice/3.5$Linux_X86_64 LibreOffice_project/350m1$Build-2</meta:generator>
    <dc:creator>Ashwin Rao</dc:creator>
    <meta:document-statistic meta:object-count="19"/>
  </office:meta>
</office:document-meta>
</file>